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0AA000000F2DDB2618B.svm" manifest:media-type=""/>
  <manifest:file-entry manifest:full-path="Pictures/20000001000001CD00000129C4F4D402.svm" manifest:media-type=""/>
  <manifest:file-entry manifest:full-path="Pictures/20000001000001810000012D46566E3F.svm" manifest:media-type=""/>
  <manifest:file-entry manifest:full-path="Pictures/20000002000002780000015826AB62DA.eps" manifest:media-type=""/>
  <manifest:file-entry manifest:full-path="Pictures/100002010000002800000039BA3D771C.png" manifest:media-type="image/png"/>
  <manifest:file-entry manifest:full-path="Pictures/20000001000000FE000000FA28DF3A34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16800000129BC5E52E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 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5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7.465cm" svg:height="4.063cm" svg:x="2.901cm" svg:y="0.689cm">
          <draw:image xlink:href="Pictures/20000002000002780000015826AB62DA.eps" xlink:type="simple" xlink:show="embed" xlink:actuate="onLoad">
            <text:p/>
          </draw:image>
          <draw:glue-point draw:id="4" svg:x="-4.302cm" svg:y="0.002cm"/>
        </draw:frame>
        <draw:line draw:style-name="gr2" draw:text-style-name="P1" draw:layer="layout" svg:x1="11.244cm" svg:y1="3.832cm" svg:x2="11.244cm" svg:y2="4.607cm">
          <text:p/>
        </draw:line>
        <draw:line draw:style-name="gr2" draw:text-style-name="P1" draw:layer="layout" svg:x1="11.15cm" svg:y1="1.304cm" svg:x2="11.15cm" svg:y2="2.098cm">
          <text:p/>
        </draw:line>
        <draw:frame draw:style-name="gr3" draw:text-style-name="P2" draw:layer="layout" svg:width="0.937cm" svg:height="0.911cm" svg:x="8.409cm" svg:y="4.197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1cm" svg:x="0.737cm" svg:y="4.197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4" draw:text-style-name="P3" draw:layer="layout" svg:width="0.453cm" svg:height="0.725cm" svg:x="8.221cm" svg:y="1.096cm">
          <draw:text-box>
            <text:p><text:span text:style-name="T3">+</text:span></text:p>
          </draw:text-box>
        </draw:frame>
        <draw:frame draw:style-name="gr4" draw:text-style-name="P3" draw:layer="layout" svg:width="0.453cm" svg:height="0.725cm" svg:x="8.297cm" svg:y="1.967cm">
          <draw:text-box>
            <text:p><text:span text:style-name="T3">-</text:span></text:p>
          </draw:text-box>
        </draw:frame>
        <draw:frame draw:style-name="gr5" draw:text-style-name="P1" draw:layer="layout" svg:width="0.203cm" svg:height="0.289cm" svg:x="2.365cm" svg:y="2.481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4" draw:layer="layout" svg:width="0.803cm" svg:height="0.802cm" svg:x="2.252cm" svg:y="2.364cm">
          <draw:text-box>
            <text:p><text:span text:style-name="T4">بار</text:span></text:p>
          </draw:text-box>
        </draw:frame>
        <draw:frame draw:style-name="gr6" draw:text-style-name="P1" draw:layer="layout" svg:width="0.461cm" svg:height="0.36cm" svg:x="8.319cm" svg:y="1.715cm">
          <draw:image xlink:href="Pictures/20000001000001810000012D46566E3F.svm" xlink:type="simple" xlink:show="embed" xlink:actuate="onLoad">
            <text:p/>
          </draw:image>
        </draw:frame>
        <draw:frame draw:style-name="gr7" draw:text-style-name="P1" draw:layer="layout" svg:width="0.557cm" svg:height="0.355cm" svg:x="10.467cm" svg:y="1.355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431cm" svg:height="0.355cm" svg:x="11.223cm" svg:y="1.355cm">
          <draw:image xlink:href="Pictures/200000010000016800000129BC5E52E4.svm" xlink:type="simple" xlink:show="embed" xlink:actuate="onLoad">
            <text:p/>
          </draw:image>
        </draw:frame>
        <draw:frame draw:style-name="gr9" draw:text-style-name="P1" draw:layer="layout" svg:width="0.304cm" svg:height="0.299cm" svg:x="2.343cm" svg:y="3.631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4" draw:layer="layout" svg:width="0.803cm" svg:height="0.802cm" svg:x="2.383cm" svg:y="3.488cm">
          <draw:text-box>
            <text:p><text:span text:style-name="T4">بار</text:span></text:p>
          </draw:text-box>
        </draw:frame>
        <draw:frame draw:style-name="gr10" draw:text-style-name="P1" draw:layer="layout" svg:width="0.552cm" svg:height="0.355cm" svg:x="8.068cm" svg:y="2.743cm">
          <draw:image xlink:href="Pictures/20000001000001CD00000129C4F4D402.svm" xlink:type="simple" xlink:show="embed" xlink:actuate="onLoad">
            <text:p/>
          </draw:image>
        </draw:frame>
        <draw:frame draw:style-name="gr9" draw:text-style-name="P1" draw:layer="layout" svg:width="0.304cm" svg:height="0.299cm" svg:x="10.424cm" svg:y="3.884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4" draw:layer="layout" svg:width="0.803cm" svg:height="0.802cm" svg:x="10.473cm" svg:y="3.818cm">
          <draw:text-box>
            <text:p><text:span text:style-name="T4">بار</text:span></text:p>
          </draw:text-box>
        </draw:frame>
        <draw:frame draw:style-name="gr5" draw:text-style-name="P1" draw:layer="layout" svg:width="0.203cm" svg:height="0.289cm" svg:x="11.354cm" svg:y="4.075cm">
          <draw:image xlink:href="Pictures/20000001000000AA000000F2DDB2618B.svm" xlink:type="simple" xlink:show="embed" xlink:actuate="onLoad">
            <text:p/>
          </draw:image>
        </draw:frame>
        <draw:frame draw:style-name="gr1" draw:text-style-name="P1" draw:layer="layout" svg:width="0.169cm" svg:height="0.241cm" svg:x="10.09cm" svg:y="7.499cm">
          <draw:image xlink:href="Pictures/100002010000002800000039BA3D771C.png" xlink:type="simple" xlink:show="embed" xlink:actuate="onLoad">
            <text:p/>
          </draw:image>
        </draw:frame>
        <draw:frame draw:style-name="gr11" draw:text-style-name="P1" draw:layer="layout" svg:width="0.739cm" svg:height="0.365cm" svg:x="9.238cm" svg:y="0.278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draw:layer="layout" svg:width="0.739cm" svg:height="0.365cm" svg:x="2.857cm" svg:y="1.427cm">
          <draw:image xlink:href="Pictures/20000001000002690000013145689BC3.svm" xlink:type="simple" xlink:show="embed" xlink:actuate="onLoad">
            <text:p/>
          </draw:image>
        </draw:frame>
        <draw:frame draw:style-name="gr12" draw:text-style-name="P1" draw:layer="layout" svg:width="0.745cm" svg:height="0.36cm" svg:x="2.854cm" svg:y="4.831cm">
          <draw:image xlink:href="Pictures/200000010000026E0000012D2A70A9BF.svm" xlink:type="simple" xlink:show="embed" xlink:actuate="onLoad">
            <text:p/>
          </draw:image>
        </draw:frame>
        <draw:frame draw:style-name="gr12" draw:text-style-name="P1" draw:layer="layout" svg:width="0.745cm" svg:height="0.36cm" svg:x="9.817cm" svg:y="4.831cm">
          <draw:image xlink:href="Pictures/200000010000026E0000012D2A70A9BF.svm" xlink:type="simple" xlink:show="embed" xlink:actuate="onLoad">
            <text:p/>
          </draw:image>
        </draw:frame>
        <draw:custom-shape draw:style-name="gr13" draw:text-style-name="P1" xml:id="id2" draw:id="id2" draw:layer="layout" svg:width="2.513cm" svg:height="2.751cm" svg:x="8.429cm" svg:y="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xml:id="id1" draw:id="id1" draw:layer="layout" svg:width="2.864cm" svg:height="0.911cm" svg:x="4.461cm" svg:y="3.893cm">
          <draw:text-box>
            <text:p><text:span text:style-name="T2">داخل کار برقی رو</text:span></text:p>
          </draw:text-box>
        </draw:frame>
        <draw:connector draw:style-name="gr2" draw:text-style-name="P6" draw:layer="layout" draw:type="curve" svg:x1="5.893cm" svg:y1="3.893cm" svg:x2="8.797cm" svg:y2="3.321cm" draw:start-shape="id1" draw:start-glue-point="0" draw:end-shape="id2" draw:end-glue-point="7" svg:d="m5893 3893c0-382 968-572 2904-572">
          <text:p/>
        </draw:connector>
        <draw:connector draw:style-name="gr2" draw:text-style-name="P6" draw:layer="layout" draw:type="curve" draw:line-skew="2.863cm 2.14cm" svg:x1="5.893cm" svg:y1="3.893cm" svg:x2="3.422cm" svg:y2="2.72cm" draw:start-shape="id1" draw:start-glue-point="0" draw:end-shape="id3" draw:end-glue-point="4" svg:d="m5893 3893c0-1261-676-1051-875-1029s82-144-1596-144">
          <text:p/>
        </draw:connector>
        <draw:frame draw:style-name="gr3" draw:text-style-name="P4" draw:layer="layout" svg:width="0.803cm" svg:height="0.802cm" svg:x="11.306cm" svg:y="3.95cm">
          <draw:text-box>
            <text:p><text:span text:style-name="T4">با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29T12:27:31</dc:date>
    <dc:creator>kkk </dc:creator>
    <meta:editing-duration>PT46M58S</meta:editing-duration>
    <meta:editing-cycles>6</meta:editing-cycles>
    <meta:generator>LibreOffice/3.3$Linux LibreOffice_project/330m19$Build-401</meta:generator>
    <meta:document-statistic meta:object-count="28"/>
  </office:meta>
</office:document-meta>
</file>